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59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7.5378in" svg:height="3.5697in" svg:x="2.0453in" svg:y="3.6921in">
            <draw:object draw:notify-on-update-of-ranges="Sheet1_2.F11:Sheet1_2.F11 Sheet1_2.F12:Sheet1_2.F19 Sheet1_2.G11:Sheet1_2.G11 Sheet1_2.G12:Sheet1_2.G19 Sheet1_2.H11:Sheet1_2.H11 Sheet1_2.H12:Sheet1_2.H19 Sheet1_2.I11:Sheet1_2.I11 Sheet1_2.I12:Sheet1_2.I19 Sheet1_2.J11:Sheet1_2.J11 Sheet1_2.J12:Sheet1_2.J19 Sheet1_2.K11:Sheet1_2.K11 Sheet1_2.K12:Sheet1_2.K19 Sheet1_2.L11:Sheet1_2.L11 Sheet1_2.L12:Sheet1_2.L19 Sheet1_2.M11:Sheet1_2.M11 Sheet1_2.M12:Sheet1_2.M19 Sheet1_2.N11:Sheet1_2.N11 Sheet1_2.N12:Sheet1_2.N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5"/>
          <table:table-cell/>
          <table:table-cell office:value-type="string">
            <text:p>heat</text:p>
          </table:table-cell>
          <table:table-cell office:value-type="string">
            <text:p>fft</text:p>
          </table:table-cell>
          <table:table-cell office:value-type="string">
            <text:p>lu</text:p>
          </table:table-cell>
          <table:table-cell office:value-type="string">
            <text:p>strassen</text:p>
          </table:table-cell>
          <table:table-cell office:value-type="string">
            <text:p>cholesky</text:p>
          </table:table-cell>
          <table:table-cell office:value-type="string">
            <text:p>bucket</text:p>
          </table:table-cell>
          <table:table-cell office:value-type="string">
            <text:p>plu</text:p>
          </table:table-cell>
          <table:table-cell office:value-type="string">
            <text:p>game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8" office:value-type="float" office:value="100">
            <text:p>10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52.5583">
            <text:p>52.5583</text:p>
          </table:table-cell>
          <table:table-cell office:value-type="float" office:value="51.762">
            <text:p>51.762</text:p>
          </table:table-cell>
          <table:table-cell office:value-type="float" office:value="54.4216">
            <text:p>54.4216</text:p>
          </table:table-cell>
          <table:table-cell office:value-type="float" office:value="53.1275">
            <text:p>53.1275</text:p>
          </table:table-cell>
          <table:table-cell office:value-type="float" office:value="53.9431">
            <text:p>53.9431</text:p>
          </table:table-cell>
          <table:table-cell office:value-type="float" office:value="53.7164">
            <text:p>53.7164</text:p>
          </table:table-cell>
          <table:table-cell office:value-type="float" office:value="53.1819">
            <text:p>53.1819</text:p>
          </table:table-cell>
          <table:table-cell office:value-type="float" office:value="61.5021">
            <text:p>61.5021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42.9162">
            <text:p>42.9162</text:p>
          </table:table-cell>
          <table:table-cell office:value-type="float" office:value="44.4753">
            <text:p>44.4753</text:p>
          </table:table-cell>
          <table:table-cell office:value-type="float" office:value="43.1279">
            <text:p>43.1279</text:p>
          </table:table-cell>
          <table:table-cell office:value-type="float" office:value="38.6181">
            <text:p>38.6181</text:p>
          </table:table-cell>
          <table:table-cell office:value-type="float" office:value="38.1544">
            <text:p>38.1544</text:p>
          </table:table-cell>
          <table:table-cell office:value-type="float" office:value="41.5028">
            <text:p>41.5028</text:p>
          </table:table-cell>
          <table:table-cell office:value-type="float" office:value="39.4818">
            <text:p>39.4818</text:p>
          </table:table-cell>
          <table:table-cell office:value-type="float" office:value="75.1019">
            <text:p>75.1019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2.1512">
            <text:p>32.1512</text:p>
          </table:table-cell>
          <table:table-cell office:value-type="float" office:value="33.0123">
            <text:p>33.0123</text:p>
          </table:table-cell>
          <table:table-cell office:value-type="float" office:value="42.5772">
            <text:p>42.5772</text:p>
          </table:table-cell>
          <table:table-cell office:value-type="float" office:value="38.7862">
            <text:p>38.7862</text:p>
          </table:table-cell>
          <table:table-cell office:value-type="float" office:value="37.9887">
            <text:p>37.9887</text:p>
          </table:table-cell>
          <table:table-cell office:value-type="float" office:value="34.557">
            <text:p>34.557</text:p>
          </table:table-cell>
          <table:table-cell office:value-type="float" office:value="39.3521">
            <text:p>39.3521</text:p>
          </table:table-cell>
          <table:table-cell office:value-type="float" office:value="64.5097">
            <text:p>64.5097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28.88">
            <text:p>28.88</text:p>
          </table:table-cell>
          <table:table-cell office:value-type="float" office:value="27.027">
            <text:p>27.027</text:p>
          </table:table-cell>
          <table:table-cell office:value-type="float" office:value="42.8888">
            <text:p>42.8888</text:p>
          </table:table-cell>
          <table:table-cell office:value-type="float" office:value="30.5628">
            <text:p>30.5628</text:p>
          </table:table-cell>
          <table:table-cell office:value-type="float" office:value="31.6442">
            <text:p>31.6442</text:p>
          </table:table-cell>
          <table:table-cell office:value-type="float" office:value="29.3271">
            <text:p>29.3271</text:p>
          </table:table-cell>
          <table:table-cell office:value-type="float" office:value="33.2177">
            <text:p>33.2177</text:p>
          </table:table-cell>
          <table:table-cell office:value-type="float" office:value="75.319">
            <text:p>75.319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25.286">
            <text:p>25.286</text:p>
          </table:table-cell>
          <table:table-cell office:value-type="float" office:value="25.706">
            <text:p>25.706</text:p>
          </table:table-cell>
          <table:table-cell office:value-type="float" office:value="39.0299">
            <text:p>39.0299</text:p>
          </table:table-cell>
          <table:table-cell office:value-type="float" office:value="29.7988">
            <text:p>29.7988</text:p>
          </table:table-cell>
          <table:table-cell office:value-type="float" office:value="36.8797">
            <text:p>36.8797</text:p>
          </table:table-cell>
          <table:table-cell office:value-type="float" office:value="26.6309">
            <text:p>26.6309</text:p>
          </table:table-cell>
          <table:table-cell office:value-type="float" office:value="33.1984">
            <text:p>33.1984</text:p>
          </table:table-cell>
          <table:table-cell office:value-type="float" office:value="94.632">
            <text:p>94.632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22.6902">
            <text:p>22.6902</text:p>
          </table:table-cell>
          <table:table-cell office:value-type="float" office:value="25.0441">
            <text:p>25.0441</text:p>
          </table:table-cell>
          <table:table-cell office:value-type="float" office:value="42.8067">
            <text:p>42.8067</text:p>
          </table:table-cell>
          <table:table-cell office:value-type="float" office:value="31.506">
            <text:p>31.506</text:p>
          </table:table-cell>
          <table:table-cell office:value-type="float" office:value="29.9291">
            <text:p>29.9291</text:p>
          </table:table-cell>
          <table:table-cell office:value-type="float" office:value="25.9466">
            <text:p>25.9466</text:p>
          </table:table-cell>
          <table:table-cell office:value-type="float" office:value="34.0095">
            <text:p>34.0095</text:p>
          </table:table-cell>
          <table:table-cell office:value-type="float" office:value="146.819">
            <text:p>146.819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21.6759">
            <text:p>21.6759</text:p>
          </table:table-cell>
          <table:table-cell office:value-type="float" office:value="25.9001">
            <text:p>25.9001</text:p>
          </table:table-cell>
          <table:table-cell office:value-type="float" office:value="43.44">
            <text:p>43.44</text:p>
          </table:table-cell>
          <table:table-cell office:value-type="float" office:value="34.3169">
            <text:p>34.3169</text:p>
          </table:table-cell>
          <table:table-cell office:value-type="float" office:value="30.0578">
            <text:p>30.0578</text:p>
          </table:table-cell>
          <table:table-cell office:value-type="float" office:value="25.2689">
            <text:p>25.2689</text:p>
          </table:table-cell>
          <table:table-cell office:value-type="float" office:value="33.8491">
            <text:p>33.8491</text:p>
          </table:table-cell>
          <table:table-cell office:value-type="float" office:value="184.994">
            <text:p>184.994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2/28/2014</text:date>, <text:time>18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yabartta Sahu</meta:initial-creator>
    <meta:creation-date>2014-02-28T18:01:29</meta:creation-date>
    <dc:date>2014-02-28T18:17:57</dc:date>
    <dc:creator>Aryabartta Sahu</dc:creator>
    <meta:editing-duration>PT16M29S</meta:editing-duration>
    <meta:editing-cycles>1</meta:editing-cycles>
    <meta:document-statistic meta:table-count="4" meta:cell-count="81" meta:object-count="1"/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47cm" svg:height="9.068cm" xlink:href=".." xlink:type="simple" chart:class="chart:line" chart:style-name="ch1">
        <chart:legend chart:legend-position="end" svg:x="16.426cm" svg:y="2.492cm" style:legend-expansion="high" chart:style-name="ch2"/>
        <chart:plot-area chart:style-name="ch3" table:cell-range-address="Sheet1_2.F11:Sheet1_2.N19" chart:data-source-has-labels="both" svg:x="1.393cm" svg:y="0.859cm" svg:width="14.27cm" svg:height="7.047cm">
          <chartooo:coordinate-region svg:x="2.2cm" svg:y="1.058cm" svg:width="13.369cm" svg:height="6.201cm"/>
          <chart:axis chart:dimension="x" chart:name="primary-x" chart:style-name="ch4" chartooo:axis-type="auto">
            <chartooo:date-scale/>
            <chart:title svg:x="6.817cm" svg:y="8.087cm" chart:style-name="ch5">
              <text:p>Number of Processors</text:p>
            </chart:title>
            <chart:categories table:cell-range-address="Sheet1_2.F12:Sheet1_2.F19"/>
          </chart:axis>
          <chart:axis chart:dimension="y" chart:name="primary-y" chart:style-name="ch4">
            <chart:title svg:x="0.451cm" svg:y="6.556cm" chart:style-name="ch6">
              <text:p>Normalized Executution Time</text:p>
            </chart:title>
            <chart:grid chart:style-name="ch7" chart:class="major"/>
          </chart:axis>
          <chart:series chart:style-name="ch8" chart:values-cell-range-address="Sheet1_2.G12:Sheet1_2.G19" chart:label-cell-address="Sheet1_2.G11:Sheet1_2.G11" chart:class="chart:line">
            <chart:data-point chart:repeated="8"/>
          </chart:series>
          <chart:series chart:style-name="ch9" chart:values-cell-range-address="Sheet1_2.H12:Sheet1_2.H19" chart:label-cell-address="Sheet1_2.H11:Sheet1_2.H11" chart:class="chart:line">
            <chart:data-point chart:repeated="8"/>
          </chart:series>
          <chart:series chart:style-name="ch10" chart:values-cell-range-address="Sheet1_2.I12:Sheet1_2.I19" chart:label-cell-address="Sheet1_2.I11:Sheet1_2.I11" chart:class="chart:line">
            <chart:data-point chart:repeated="8"/>
          </chart:series>
          <chart:series chart:style-name="ch11" chart:values-cell-range-address="Sheet1_2.J12:Sheet1_2.J19" chart:label-cell-address="Sheet1_2.J11:Sheet1_2.J11" chart:class="chart:line">
            <chart:data-point chart:repeated="8"/>
          </chart:series>
          <chart:series chart:style-name="ch12" chart:values-cell-range-address="Sheet1_2.K12:Sheet1_2.K19" chart:label-cell-address="Sheet1_2.K11:Sheet1_2.K11" chart:class="chart:line">
            <chart:data-point chart:repeated="8"/>
          </chart:series>
          <chart:series chart:style-name="ch13" chart:values-cell-range-address="Sheet1_2.L12:Sheet1_2.L19" chart:label-cell-address="Sheet1_2.L11:Sheet1_2.L11" chart:class="chart:line">
            <chart:data-point chart:repeated="8"/>
          </chart:series>
          <chart:series chart:style-name="ch14" chart:values-cell-range-address="Sheet1_2.M12:Sheet1_2.M19" chart:label-cell-address="Sheet1_2.M11:Sheet1_2.M11" chart:class="chart:line">
            <chart:data-point chart:repeated="8"/>
          </chart:series>
          <chart:series chart:style-name="ch15" chart:values-cell-range-address="Sheet1_2.N12:Sheet1_2.N19" chart:label-cell-address="Sheet1_2.N11:Sheet1_2.N1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t</text:p>
                <draw:g>
                  <svg:desc>Sheet1_2.G11:Sheet1_2.G11</svg:desc>
                </draw:g>
              </table:table-cell>
              <table:table-cell office:value-type="string">
                <text:p>fft</text:p>
                <draw:g>
                  <svg:desc>Sheet1_2.H11:Sheet1_2.H11</svg:desc>
                </draw:g>
              </table:table-cell>
              <table:table-cell office:value-type="string">
                <text:p>lu</text:p>
                <draw:g>
                  <svg:desc>Sheet1_2.I11:Sheet1_2.I11</svg:desc>
                </draw:g>
              </table:table-cell>
              <table:table-cell office:value-type="string">
                <text:p>strassen</text:p>
                <draw:g>
                  <svg:desc>Sheet1_2.J11:Sheet1_2.J11</svg:desc>
                </draw:g>
              </table:table-cell>
              <table:table-cell office:value-type="string">
                <text:p>cholesky</text:p>
                <draw:g>
                  <svg:desc>Sheet1_2.K11:Sheet1_2.K11</svg:desc>
                </draw:g>
              </table:table-cell>
              <table:table-cell office:value-type="string">
                <text:p>bucket</text:p>
                <draw:g>
                  <svg:desc>Sheet1_2.L11:Sheet1_2.L11</svg:desc>
                </draw:g>
              </table:table-cell>
              <table:table-cell office:value-type="string">
                <text:p>plu</text:p>
                <draw:g>
                  <svg:desc>Sheet1_2.M11:Sheet1_2.M11</svg:desc>
                </draw:g>
              </table:table-cell>
              <table:table-cell office:value-type="string">
                <text:p>game</text:p>
                <draw:g>
                  <svg:desc>Sheet1_2.N11:Sheet1_2.N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F12:Sheet1_2.F19</svg:desc>
                </draw:g>
              </table:table-cell>
              <table:table-cell office:value-type="float" office:value="100">
                <text:p>100</text:p>
                <draw:g>
                  <svg:desc>Sheet1_2.G12:Sheet1_2.G19</svg:desc>
                </draw:g>
              </table:table-cell>
              <table:table-cell office:value-type="float" office:value="100">
                <text:p>100</text:p>
                <draw:g>
                  <svg:desc>Sheet1_2.H12:Sheet1_2.H19</svg:desc>
                </draw:g>
              </table:table-cell>
              <table:table-cell office:value-type="float" office:value="100">
                <text:p>100</text:p>
                <draw:g>
                  <svg:desc>Sheet1_2.I12:Sheet1_2.I19</svg:desc>
                </draw:g>
              </table:table-cell>
              <table:table-cell office:value-type="float" office:value="100">
                <text:p>100</text:p>
                <draw:g>
                  <svg:desc>Sheet1_2.J12:Sheet1_2.J19</svg:desc>
                </draw:g>
              </table:table-cell>
              <table:table-cell office:value-type="float" office:value="100">
                <text:p>100</text:p>
                <draw:g>
                  <svg:desc>Sheet1_2.K12:Sheet1_2.K19</svg:desc>
                </draw:g>
              </table:table-cell>
              <table:table-cell office:value-type="float" office:value="100">
                <text:p>100</text:p>
                <draw:g>
                  <svg:desc>Sheet1_2.L12:Sheet1_2.L19</svg:desc>
                </draw:g>
              </table:table-cell>
              <table:table-cell office:value-type="float" office:value="100">
                <text:p>100</text:p>
                <draw:g>
                  <svg:desc>Sheet1_2.M12:Sheet1_2.M19</svg:desc>
                </draw:g>
              </table:table-cell>
              <table:table-cell office:value-type="float" office:value="100">
                <text:p>100</text:p>
                <draw:g>
                  <svg:desc>Sheet1_2.N12:Sheet1_2.N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5583">
                <text:p>52.5583</text:p>
              </table:table-cell>
              <table:table-cell office:value-type="float" office:value="51.762">
                <text:p>51.762</text:p>
              </table:table-cell>
              <table:table-cell office:value-type="float" office:value="54.4216">
                <text:p>54.4216</text:p>
              </table:table-cell>
              <table:table-cell office:value-type="float" office:value="53.1275">
                <text:p>53.1275</text:p>
              </table:table-cell>
              <table:table-cell office:value-type="float" office:value="53.9431">
                <text:p>53.9431</text:p>
              </table:table-cell>
              <table:table-cell office:value-type="float" office:value="53.7164">
                <text:p>53.7164</text:p>
              </table:table-cell>
              <table:table-cell office:value-type="float" office:value="53.1819">
                <text:p>53.1819</text:p>
              </table:table-cell>
              <table:table-cell office:value-type="float" office:value="61.5021">
                <text:p>61.50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.9162">
                <text:p>42.9162</text:p>
              </table:table-cell>
              <table:table-cell office:value-type="float" office:value="44.4753">
                <text:p>44.4753</text:p>
              </table:table-cell>
              <table:table-cell office:value-type="float" office:value="43.1279">
                <text:p>43.1279</text:p>
              </table:table-cell>
              <table:table-cell office:value-type="float" office:value="38.6181">
                <text:p>38.6181</text:p>
              </table:table-cell>
              <table:table-cell office:value-type="float" office:value="38.1544">
                <text:p>38.1544</text:p>
              </table:table-cell>
              <table:table-cell office:value-type="float" office:value="41.5028">
                <text:p>41.5028</text:p>
              </table:table-cell>
              <table:table-cell office:value-type="float" office:value="39.4818">
                <text:p>39.4818</text:p>
              </table:table-cell>
              <table:table-cell office:value-type="float" office:value="75.1019">
                <text:p>75.10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1512">
                <text:p>32.1512</text:p>
              </table:table-cell>
              <table:table-cell office:value-type="float" office:value="33.0123">
                <text:p>33.0123</text:p>
              </table:table-cell>
              <table:table-cell office:value-type="float" office:value="42.5772">
                <text:p>42.5772</text:p>
              </table:table-cell>
              <table:table-cell office:value-type="float" office:value="38.7862">
                <text:p>38.7862</text:p>
              </table:table-cell>
              <table:table-cell office:value-type="float" office:value="37.9887">
                <text:p>37.9887</text:p>
              </table:table-cell>
              <table:table-cell office:value-type="float" office:value="34.557">
                <text:p>34.557</text:p>
              </table:table-cell>
              <table:table-cell office:value-type="float" office:value="39.3521">
                <text:p>39.3521</text:p>
              </table:table-cell>
              <table:table-cell office:value-type="float" office:value="64.5097">
                <text:p>64.50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88">
                <text:p>28.88</text:p>
              </table:table-cell>
              <table:table-cell office:value-type="float" office:value="27.027">
                <text:p>27.027</text:p>
              </table:table-cell>
              <table:table-cell office:value-type="float" office:value="42.8888">
                <text:p>42.8888</text:p>
              </table:table-cell>
              <table:table-cell office:value-type="float" office:value="30.5628">
                <text:p>30.5628</text:p>
              </table:table-cell>
              <table:table-cell office:value-type="float" office:value="31.6442">
                <text:p>31.6442</text:p>
              </table:table-cell>
              <table:table-cell office:value-type="float" office:value="29.3271">
                <text:p>29.3271</text:p>
              </table:table-cell>
              <table:table-cell office:value-type="float" office:value="33.2177">
                <text:p>33.2177</text:p>
              </table:table-cell>
              <table:table-cell office:value-type="float" office:value="75.319">
                <text:p>75.3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.286">
                <text:p>25.286</text:p>
              </table:table-cell>
              <table:table-cell office:value-type="float" office:value="25.706">
                <text:p>25.706</text:p>
              </table:table-cell>
              <table:table-cell office:value-type="float" office:value="39.0299">
                <text:p>39.0299</text:p>
              </table:table-cell>
              <table:table-cell office:value-type="float" office:value="29.7988">
                <text:p>29.7988</text:p>
              </table:table-cell>
              <table:table-cell office:value-type="float" office:value="36.8797">
                <text:p>36.8797</text:p>
              </table:table-cell>
              <table:table-cell office:value-type="float" office:value="26.6309">
                <text:p>26.6309</text:p>
              </table:table-cell>
              <table:table-cell office:value-type="float" office:value="33.1984">
                <text:p>33.1984</text:p>
              </table:table-cell>
              <table:table-cell office:value-type="float" office:value="94.632">
                <text:p>94.6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.6902">
                <text:p>22.6902</text:p>
              </table:table-cell>
              <table:table-cell office:value-type="float" office:value="25.0441">
                <text:p>25.0441</text:p>
              </table:table-cell>
              <table:table-cell office:value-type="float" office:value="42.8067">
                <text:p>42.8067</text:p>
              </table:table-cell>
              <table:table-cell office:value-type="float" office:value="31.506">
                <text:p>31.506</text:p>
              </table:table-cell>
              <table:table-cell office:value-type="float" office:value="29.9291">
                <text:p>29.9291</text:p>
              </table:table-cell>
              <table:table-cell office:value-type="float" office:value="25.9466">
                <text:p>25.9466</text:p>
              </table:table-cell>
              <table:table-cell office:value-type="float" office:value="34.0095">
                <text:p>34.0095</text:p>
              </table:table-cell>
              <table:table-cell office:value-type="float" office:value="146.819">
                <text:p>146.8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6759">
                <text:p>21.6759</text:p>
              </table:table-cell>
              <table:table-cell office:value-type="float" office:value="25.9001">
                <text:p>25.9001</text:p>
              </table:table-cell>
              <table:table-cell office:value-type="float" office:value="43.44">
                <text:p>43.44</text:p>
              </table:table-cell>
              <table:table-cell office:value-type="float" office:value="34.3169">
                <text:p>34.3169</text:p>
              </table:table-cell>
              <table:table-cell office:value-type="float" office:value="30.0578">
                <text:p>30.0578</text:p>
              </table:table-cell>
              <table:table-cell office:value-type="float" office:value="25.2689">
                <text:p>25.2689</text:p>
              </table:table-cell>
              <table:table-cell office:value-type="float" office:value="33.8491">
                <text:p>33.8491</text:p>
              </table:table-cell>
              <table:table-cell office:value-type="float" office:value="184.994">
                <text:p>184.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